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19.05.05 01:28   |   </text:span><text:a xlink:type="simple" xlink:href="http://palinfo.habago.org/Entry?Command=Information_PrintForum&amp;iPage=59&amp;sType=FORUM#FORUM37425"><text:span text:style-name="T2">#</text:span></text:a></text:p>
      <text:p text:style-name="P2"><text:span text:style-name="T1">唱點韓流的反調 (九)</text:span><text:span text:style-name="T3"><text:line-break/><text:line-break/></text:span><text:span text:style-name="T1">陳真 2019. 05. 04.</text:span><text:span text:style-name="T3"><text:line-break/><text:line-break/><text:line-break/></text:span><text:span text:style-name="T1">之前說，郭台銘考了 20分，韓國瑜考了60分，其實韓同學的原始分數只有40分，是我偷偷給他加分。不過，加分是有根據的，不是亂加。</text:span><text:span text:style-name="T3"><text:line-break/><text:line-break/></text:span><text:span text:style-name="T1">有個朋友是小留學生，國中沒念完就出國了，來到劍橋，是個化學博士，我初次認識他時就感覺他非常聰明。但我聽他說，在他出國前在台灣念國中，物理化學一般只考20分。但我相信，一個好的老師，當他遇到這樣一個理化考試只考20分的同學，應該也能看出他的資質不錯，而不會僅僅用成績去衡量。</text:span><text:span text:style-name="T3"><text:line-break/><text:line-break/></text:span><text:span text:style-name="T1">我當然不是說韓國瑜是天才，而是說，資質往往不是反映在具體知識上，而是反映在某種直覺與洞見 (insight)，也就是說，跨越既有的知識，迅速找出問題、直接掌握問題本質的能力。其實不管是科學家或藝術家或介於兩者之間的哲學家，也許都很需要這樣一種能力。</text:span><text:span text:style-name="T3"><text:line-break/><text:line-break/></text:span><text:span text:style-name="T1">愛因斯坦有句名言："想像力比知識更重要！" 他還有段話講得也非常好，特別值得那些從事教育的人謹記在心，可別因為珍珠蒙塵而把它當成廢棄物看待，反之，再怎麼閃閃發亮的塑膠珠子，依舊缺乏價值。</text:span><text:span text:style-name="T3"><text:line-break/><text:line-break/></text:span><text:span text:style-name="T1">愛因斯坦那段話是這麼說的：</text:span><text:span text:style-name="T3"><text:line-break/><text:line-break/></text:span><text:span text:style-name="T1">"The intuitive mind is a sacred gift and the rational mind is a faithful servant. We have created a society that honors the servant and has for-gotten the gift. " (直覺式的心靈是上天的恩賜，而理性思維則只不過是它忠實的僕人。然而，我們卻創造了這樣一種社會：把榮耀全歸給僕人，卻遺忘了上蒼的恩賜。)</text:span><text:span text:style-name="T3"><text:line-break/><text:line-break/></text:span><text:span text:style-name="T1">我給韓國瑜加分就是這麼來的。他能力有限，知識恐怕更是難以恭維，但他卻有一種迅速找到問題核心的直覺與熱情，因此，把他原本只考40分的考卷，加到60分，並不為過。</text:span><text:span text:style-name="T3"><text:line-break/><text:line-break/></text:span><text:span text:style-name="T1">市面上很多人很喜歡嘲笑他的無知。所謂無知，就是知識貧乏。但我倒覺得這樣一種評價方式才是腦殘。</text:span><text:span text:style-name="T3"><text:line-break/><text:line-break/></text:span><text:span text:style-name="T1">英國本地學生想讀劍橋、牛津是很難的，入學難度要遠比外國留學生高上許多。究竟難在哪，我也不是很清楚。但我曾聽一位老師提到過挑選學生的依據，他說：我並不在乎你懂得多少東西，但我在乎的是，你如何看待以及如何處理你有限的既有知識。</text:span><text:span text:style-name="T3"><text:line-break/><text:line-break/></text:span><text:span text:style-name="T1">這些話其實相當 WITTGENSTEINIAN，也許可以用反面的方式來理解就是：比方說，市面上很多人總是很得意自己懂得這個，懂得那個，很喜歡吊書袋，以為這樣很厲害，但你卻根本看不出他 "自己" 到底有什麼想法，更不用說什麼想像力與直覺了。</text:span><text:span text:style-name="T3"><text:line-break/><text:line-break/></text:span><text:span text:style-name="T1">一個人，如果只是懂得很多知識卻沒有洞見與直覺，那他有何存在價值可言？我們若只是需要知識，那就直接問AI或上網、上圖書館查資料不就更快更豐富？</text:span><text:span text:style-name="T3"><text:line-break/><text:line-break/></text:span><text:span text:style-name="T1">知識很容易累積。只要識字，學習眾多知識有何難？但是，知識易得，直覺與想像卻極其罕見，那才是知識與理性的主人，而不是反而讓我們的大腦去成為堆積無數死資料的倉庫。</text:span><text:span text:style-name="T3"><text:line-break/><text:line-break/></text:span><text:span text:style-name="T1">念國中時，看某一本書上說愛因斯坦很排斥記住知識，連一公尺等於100公分也不知道。這事給我很大的啟發，逢人就常說起。他說，一個東西如果可以查得到，把它記起來做什麼？那就像不會有人每天花時間去背電話號碼簿一樣，就算你整本電話簿都會背，圖書館大搬家，全搬進你的腦子裏，又有何用？毫無意義不是嗎？</text:span><text:span text:style-name="T3"><text:line-break/><text:line-break/></text:span><text:span text:style-name="T1">韓國瑜的問題並不在於能力或知識上的侷限，而是在於自信不足。一個人，當他自信不足時，就想藏拙，問題是拙是藏不住的。</text:span><text:span text:style-name="T3"><text:line-break/><text:line-break/></text:span><text:span text:style-name="T1">有個好朋友，大概是我見過的國內醫生之中最聰明的一個。他有個習性跟我有點像：經常對病人說 "這個我不懂"，或是當著病人的面翻書找答案。我也經常這樣，讓很多病人往往嚇到，以為遇到一個庸醫，竟然這個不懂，那個也不懂，甚至還當場翻書 "苦思" 怎麼開藥治療，不像大部份醫生往往一副鐵口直斷、什麼都懂的姿態，而且好像臨床經驗多麼豐富，都不用思考，馬上就有答案，而且總是講得信誓旦旦。</text:span><text:span text:style-name="T3"><text:line-break/><text:line-break/></text:span><text:span text:style-name="T1">大部份人自然會比較崇拜這樣一種醫生。但是事實上，醫生雖然懂得每一科，內外婦兒眼科皮膚科等等等，什麼都懂一些，但那樣一種認知，全屬皮毛，跟 "不懂" 其實也沒有多大差別。</text:span><text:span text:style-name="T3"><text:line-break/><text:line-break/></text:span><text:span text:style-name="T1">即便是自己所屬的醫學專科，也還是一樣會有很多不懂的地方。可是這又何妨？懂多少就說多少，不懂就說不懂，其實根本不需藏拙，因為無拙可藏，我們畢竟不是AI，更不是記憶體，不需要往腦袋塞一堆資料。而且，現在不懂的，日後若有所需，自然也就會懂了，除非你毫無熱情可言，只想混日子。</text:span><text:span text:style-name="T3"><text:line-break/><text:line-break/></text:span><text:span text:style-name="T1">韓國瑜的另外兩個問題是：</text:span><text:span text:style-name="T3"><text:line-break/><text:line-break/></text:span><text:span text:style-name="T1">一，他似乎把太多時間花在細部問題上。他真正該花心力的是：朝著他所預見的方向，朝著他的想像與洞見，在根本結構上做出改變。就像當一個導演，不需要懂得每一項技術細節，更不需親力親為；導演只需要依照自己的想像，透過眾人的技術，創造出各種可能。</text:span><text:span text:style-name="T3"><text:line-break/><text:line-break/></text:span><text:span text:style-name="T1">二，嘴巴太快。想像是好的，但是一個缺乏可行性的想像，無非就是幻想。當一個事情還未成熟時，話語就不該跑在想像力的前面。</text:span><text:span text:style-name="T3"><text:line-break/><text:line-break/></text:span><text:span text:style-name="T1">我們畢竟也不可能實現每一種想像，理應抓大放小，而不是想到什麼就說什麼。贏得信任很難，失去信任卻很容易。從黨外到現在，大約38年，我之所以還能講上一點話，無非也只是因為在我企圖說對事情之前，我儘可能減少犯錯；儘可能知百說一，儘可能把一說成一，"把是說成是，把不是說成不是" (亞里斯多德語)，很有把握的話才講，錯誤自然就能減少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